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Liberation Serif" fo:font-style="italic" fo:font-weight="normal" officeooo:rsid="00e723e2" officeooo:paragraph-rsid="0008310c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normal" fo:font-weight="normal" officeooo:rsid="00e44c6e" officeooo:paragraph-rsid="0008310c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e3abcc" officeooo:paragraph-rsid="0008310c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e3abcc" officeooo:paragraph-rsid="0008310c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e723e2" officeooo:paragraph-rsid="0008310c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e8bf2c" officeooo:paragraph-rsid="0008310c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e91b0e" officeooo:paragraph-rsid="0008310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e3a954" officeooo:paragraph-rsid="0008310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bold" officeooo:rsid="00e3abcc" officeooo:paragraph-rsid="0008310c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Liberation Serif" fo:font-style="italic" fo:font-weight="normal" officeooo:rsid="00e3a954" officeooo:paragraph-rsid="0008310c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Liberation Serif" fo:font-style="italic" fo:font-weight="normal" officeooo:rsid="00e44c6e" officeooo:paragraph-rsid="0008310c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Liberation Serif" fo:font-style="italic" fo:font-weight="normal" officeooo:rsid="00e723e2" officeooo:paragraph-rsid="0008310c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Dudu Cyryllic" fo:font-style="normal" fo:font-weight="normal" officeooo:rsid="00e723e2" officeooo:paragraph-rsid="0008310c" style:font-style-asian="normal" style:font-weight-asian="normal" style:font-style-complex="normal" style:font-weight-complex="normal"/>
    </style:style>
    <style:style style:name="T1" style:family="text">
      <style:text-properties officeooo:rsid="02780156"/>
    </style:style>
    <style:style style:name="T2" style:family="text">
      <style:text-properties officeooo:rsid="018a2c03"/>
    </style:style>
    <style:style style:name="T3" style:family="text">
      <style:text-properties officeooo:rsid="039f9a8d"/>
    </style:style>
    <style:style style:name="T4" style:family="text">
      <style:text-properties officeooo:rsid="00e723e2"/>
    </style:style>
    <style:style style:name="T5" style:family="text">
      <style:text-properties officeooo:rsid="00e8bf2c"/>
    </style:style>
    <style:style style:name="T6" style:family="text">
      <style:text-properties officeooo:rsid="00e91b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10"/>
      <text:p text:style-name="P4">Помимо прессовочного отделения, пара прессов стояли в других местах.</text:p>
      <text:p text:style-name="P4">Когда я получил задание запрессовать макулатуру возле одного из них, то словно из подземелья вышел — <text:span text:style-name="T1">пресс</text:span> <text:span text:style-name="T2">установлен</text:span> рядом с большим окном. И, <text:span text:style-name="T2">неподалёку</text:span> — <text:s/>багажные весы.</text:p>
      <text:p text:style-name="P4">Грузчик Миша взваливал на них готовые тюки и говорил мне вес, а я записывал на бумажку. Потом он отвозил их прямиком в ангар, до которого отсюда было вдвое ближе, чем до весовщицы.</text:p>
      <text:p text:style-name="P4">Вот почему Валя дала мне карандаш и сказала вести запись веса тюков на бумажке, а в конце дня отдавать её ей, чтоб<text:span text:style-name="T3">ы она</text:span> перепис<text:span text:style-name="T2">ыв</text:span>ала в свою тетрадь.</text:p>
      <text:p text:style-name="P3">Этот карандаш и сделал из меня то, кем я стал.</text:p>
      <text:p text:style-name="P9">Он превратил меня в отпетого графомана.</text:p>
      <text:p text:style-name="P9"/>
      <text:p text:style-name="P4">Сначала я писал <text:span text:style-name="T2">им</text:span> столбик цифр в найденной среди макулатуры недописанной тетрадке ученицы четвёртого класса Любы Доли. А потом, под скрип и вой тормознутого пресса, он взял и написал вдруг «Пейзаж» — короткую <text:span text:style-name="T1">словесную </text:span>картину <text:s/>с озадачивающим концом.</text:p>
      <text:p text:style-name="P4">Я прочёл эти полстранички и увидел, что это хорошо. </text:p>
      <text:p text:style-name="P4">Мне понравилось — ни убавить ничего, ни прибавить.</text:p>
      <text:p text:style-name="P4"><text:span text:style-name="T2">Затем</text:span> к «Пейзаж<text:span text:style-name="T2">у</text:span>» добавились зимний «Натюрморт» и летний «Портрет».</text:p>
      <text:p text:style-name="P4">Вместе с «Пасторалью», они составили «Вернисаж» из четырёх картин.</text:p>
      <text:p text:style-name="P4"/>
      <text:p text:style-name="P4">Но это потом, потому что «Пейзаж» оказался всего лишь пробой пера, вслед за которой карандаш принялся выписывать начальный диалог летней сонатинки «Серьога мочить конi».</text:p>
      <text:p text:style-name="P4">Позже появились зимняя, весення и осенняя сонатинки, <text:s/><text:span text:style-name="T2">вошедшие в</text:span> сборник «Пори року» прозаика Секлетия Быдлюка.</text:p>
      <text:p text:style-name="P4">Разумеется, их <text:span text:style-name="T1">дописывал</text:span> уже не тот <text:span text:style-name="T1">самый </text:span>карандаш, но начиналось всё именно с него. </text:p>
      <text:p text:style-name="P2">Это он ввёл меня в транс, сделал из меня зомби, чтоб я <text:span text:style-name="T2">держал</text:span> его, <text:span text:style-name="T2">пока </text:span>он продолжа<text:span text:style-name="T2">ет</text:span> писать строчку за строчкой уже на других бумажках, потому что тетрадка Любы Доли закончилась.</text:p>
      <text:p text:style-name="P2"/>
      <text:p text:style-name="P11"><text:span text:style-name="T2">(...п</text:span>орой совсем так мало нужно, чтобы случилось волшебство. </text:p>
      <text:p text:style-name="P11">Подумать только — <text:span text:style-name="T4">обыкновенный</text:span> огрызок карандаш<text:span text:style-name="T4">а</text:span>...<text:span text:style-name="T2">)</text:span></text:p>
      <text:p text:style-name="P11"/>
      <text:p text:style-name="P5">Когда сонатинки сложились в сборник С. Быдлюка «Пори року», мне захотелось увидеть их в напечатанном виде, но снова обращаться в машинописное бюро мне не хотелось наотрез; даже не знаю почему.</text:p>
      <text:p text:style-name="P5">В однокомнатной публичной библиотеки <text:span text:style-name="T3">на</text:span> первом этаже одной из пятиэтажек <text:s/>Зеленчак<text:span text:style-name="T3">а,</text:span> я обнаружил машинку с украинским шрифтом.</text:p>
      <text:p text:style-name="P5">Там работали две библиотекарши — женщина пенсионного возраста и толстая девушка в очках, <text:span text:style-name="T1">похоже внучка</text:span>. </text:p>
      <text:p text:style-name="P5">Попытка выпросить машинку напрокат встретила холодный приём. </text:p>
      <text:p text:style-name="P5">Откуда им знать что я там понапечатаю, а в КГБ хранятся образцы текста от этой печатной машинки. </text:p>
      <text:p text:style-name="P5">Старушка добавила также, что существует негласное правило <text:span text:style-name="T1">о </text:span>сняти<text:span text:style-name="T1">и</text:span> таких образцов со всех машинок в любых учреждениях.</text:p>
      <text:p text:style-name="P5">Всё предельно просто и логично — вздумай я печатать прокламации, органы враз по этим образцам увидят кого брать за жабры.</text:p>
      <text:p text:style-name="P13"/>
      <text:p text:style-name="P12"><text:span text:style-name="T2">(...п</text:span>риятно сознавать, что тебя охраняют такие предусмотрительные органы...<text:span text:style-name="T2">)</text:span></text:p>
      <text:p text:style-name="P12"/>
      <text:p text:style-name="P5"><text:soft-page-break/>Тогда я попросился напечатать один рассказ прямо у них, за столом позади книжных полок. <text:span text:style-name="T5">Воспользуюсь копировальной бумагой, чтобы сразу печатать две экземпляра и копию оставлю им, на всякий.</text:span></text:p>
      <text:p text:style-name="P6">Старшая с сомнением качала головой, но девушка её уговорила.</text:p>
      <text:p text:style-name="P6"/>
      <text:p text:style-name="P6">О, боги! До чего непростое искусство — печатанье на машинке. </text:p>
      <text:p text:style-name="P6"><text:s/>Чтоб<text:span text:style-name="T3">ы</text:span> настукать всего пару страничек, мне потребовались два выходных.</text:p>
      <text:p text:style-name="P6">Бедные библиотекарши, как им, наверное, стучало по мозгам моё затяжное выбивание буквы за буквой указательным пальцем.</text:p>
      <text:p text:style-name="P6">Конечный <text:span text:style-name="T2">продукт</text:span> пестрел опечатками, но девушке понравился, хотя она в жизни не слышала выражения «мочить конi» и ей пришлось спрашивать у знакомых.</text:p>
      <text:p text:style-name="P6">А мне пришлось восстановить отношения с Жомниром, потому что он когда-то показал мне портативную машинку в своей архивной комнате.</text:p>
      <text:p text:style-name="P6">Как представитель интеллектуальной элиты, он не мог не посодействовать решению творческих <text:s/>проблем; ну, а Мария Антоновна меня и так давно любила.</text:p>
      <text:p text:style-name="P6">Вот <text:span text:style-name="T1">почему </text:span>я снова начал бывать в Нежине по выходным.</text:p>
      <text:p text:style-name="P6"/>
      <text:p text:style-name="P6">Жомнир показал, что печатать надо всеми пальцами обеих рук и оставил меня наедине с машинкой в архивной комнате и ушёл в свою спальню, а для меня в гостиной Мария Антоновна приготовила диван.</text:p>
      <text:p text:style-name="P6">Я печатал всю ночь, а утром сходил на вокзал выпить кофе. </text:p>
      <text:p text:style-name="P6">Потом печатал сидя на балконе.</text:p>
      <text:p text:style-name="P6">В небе кувыркались голуби над кирпичной трубой кочегарки рядом с соседним зданием.</text:p>
      <text:p text:style-name="P6"><text:s/><text:span text:style-name="T6">С высоты пятого этажа я посматривал на зелень деревьев внизу и снова оборачивался к машинке с заправленным в неё листом бумаги.</text:span></text:p>
      <text:p text:style-name="P7">Мне нравилась такая жизнь, хотя иногда я вспоминал, что это ж Нежин и подступала ностальгия. </text:p>
      <text:p text:style-name="P7">Вернее, я ни на минуту не забывал где я и ностальгия отступала лишь перед цоканьем машинки.</text:p>
      <text:p text:style-name="P7"><text:s/><text:span text:style-name="T1">К</text:span>онцовка зимней сонатинки возмутила Жомнира:</text:p>
      <text:p text:style-name="P7">- Слушай, так нельзя, это ни в какие ворота!</text:p>
      <text:p text:style-name="P7">А я ликовал — он не нашёл в моих рассказах повода придраться к языку, он негодовал и спорил с героем повествования!</text:p>
      <text:p text:style-name="P7">В уплату за пользование машинкой Жомнир, по старой памяти, подсовывал мне стихи для перевода: Шелли, Фроста, Киплинга.</text:p>
      <text:p text:style-name="P7">Я переводил и привозил ему, но это не в счёт; я оставался в завязке.</text:p>
      <text:p text:style-name="P8"/>
      <text:p text:style-name="P2">По советскому трудовому законодательству, каждому трудящемуся полагается ежегодный отпуск. </text:p>
      <text:p text:style-name="P2">Осенью фабрика вторсырья предоставила мне его. Как никак я отпахал на ней одиннадцать месяцев.</text:p>
      <text:p text:style-name="P2">Я не строил планов как провести его. </text:p>
      <text:p text:style-name="P2">Я твёрдо знал куда поед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7:23:51.555690256</meta:creation-date>
    <dc:date>2017-03-03T17:23:57.445706152</dc:date>
    <dc:creator>sehrguey </dc:creator>
    <meta:editing-duration>PT5S</meta:editing-duration>
    <meta:editing-cycles>1</meta:editing-cycles>
    <meta:document-statistic meta:table-count="0" meta:image-count="0" meta:object-count="0" meta:page-count="2" meta:paragraph-count="50" meta:word-count="761" meta:character-count="4978" meta:non-whitespace-character-count="4239"/>
    <meta:generator>LibreOffice/4.3.3.2$Linux_x86 LibreOffice_project/430m0$Build-2</meta:generator>
  </office:meta>
</office:document-meta>
</file>